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Connector (adapter) Pins</text:p>
          </table:table-cell>
          <table:table-cell office:value-type="string" table:style-name="ce1">
            <text:p>Panel Pins</text:p>
          </table:table-cell>
          <table:table-cell table:style-name="ce1"/>
          <table:table-cell office:value-type="string" table:style-name="ce1">
            <text:p>Pins Name NV3052c</text:p>
          </table:table-cell>
          <table:table-cell office:value-type="string" table:style-name="ce1">
            <text:p>Mango Pins</text:p>
          </table:table-cell>
          <table:table-cell office:value-type="string" table:style-name="ce1">
            <text:p>Mango Names</text:p>
          </table:table-cell>
          <table:table-cell office:value-type="string" table:style-name="ce1">
            <text:p>Mango Pins</text:p>
          </table:table-cell>
          <table:table-cell office:value-type="string" table:style-name="ce1">
            <text:p>Mango Names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number-columns-spanned="2" table:number-rows-spanned="1" table:style-name="ce2">
            <text:p>That's right</text:p>
          </table:table-cell>
          <table:covered-table-cell/>
          <table:table-cell office:value-type="string" table:number-columns-spanned="2" table:number-rows-spanned="1" table:style-name="ce2">
            <text:p>That's how it works</text:p>
          </table:table-cell>
          <table:covered-table-cell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XR</text:p>
          </table:table-cell>
          <table:table-cell table:number-columns-repeated="16380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YD</text:p>
          </table:table-cell>
          <table:table-cell table:number-columns-repeated="16380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XL</text:p>
          </table:table-cell>
          <table:table-cell table:number-columns-repeated="16380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YU</text:p>
          </table:table-cell>
          <table:table-cell table:number-columns-repeated="16380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GND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GND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VCI 3V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IOVCC 3V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DO</text:p>
          </table:table-cell>
          <table:table-cell table:number-columns-repeated="16380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DI</text:p>
          </table:table-cell>
          <table:table-cell table:style-name="ce1"/>
          <table:table-cell office:value-type="string" table:style-name="ce1">
            <text:p>PE1</text:p>
          </table:table-cell>
          <table:table-cell table:style-name="ce1"/>
          <table:table-cell office:value-type="string" table:style-name="ce1">
            <text:p>PE1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SCL</text:p>
          </table:table-cell>
          <table:table-cell table:style-name="ce1"/>
          <table:table-cell office:value-type="string" table:style-name="ce1">
            <text:p>PE0</text:p>
          </table:table-cell>
          <table:table-cell table:style-name="ce1"/>
          <table:table-cell office:value-type="string" table:style-name="ce1">
            <text:p>PE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CS</text:p>
          </table:table-cell>
          <table:table-cell table:style-name="ce1"/>
          <table:table-cell office:value-type="string" table:style-name="ce1">
            <text:p>GND</text:p>
          </table:table-cell>
          <table:table-cell table:style-name="ce1"/>
          <table:table-cell office:value-type="string" table:style-name="ce1">
            <text:p>GND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RESET</text:p>
          </table:table-cell>
          <table:table-cell table:style-name="ce1"/>
          <table:table-cell office:value-type="string" table:style-name="ce1">
            <text:p>PE4</text:p>
          </table:table-cell>
          <table:table-cell table:style-name="ce1"/>
          <table:table-cell office:value-type="string" table:style-name="ce1">
            <text:p>PE4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DB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0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DB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1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DB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R7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DB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6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DB1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5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DB1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4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DB1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DB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R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2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DB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DB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G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G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DB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G7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DB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G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6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DB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G5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DB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G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DB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G3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DB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G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2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DB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B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DB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B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DB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B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B7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DB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B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B6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DB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B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B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DB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B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B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DB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B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B3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DB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B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B2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DOTCLK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HSYNC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VSYNC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NC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LED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NC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LED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ndrey</dc:creator>
    <meta:creation-date>2023-05-31T10:09:25Z</meta:creation-date>
    <dc:date>2023-06-23T08:14:34Z</dc:date>
    <meta:editing-cycles>1</meta:editing-cycles>
    <meta:editing-duration>PT177S</meta:editing-duration>
  </office:meta>
</office:document-meta>
</file>